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</office:automatic-styles>
  <office:body>
    <office:text text:use-soft-page-breaks="true">
      <text:p text:style-name="P1">Data:</text:p>
      <text:p text:style-name="Standard">fichero expediciones_test.xlsx con datos de expediciones (entrega de pedidos a clientes) de muestra con las siguientes columnas con datos:</text:p>
      <text:p text:style-name="Standard">- idlinea: entero, identificador de la linea servida con una cantidad determinada de<text:s/>determinado material a determinado cliente.</text:p>
      <text:p text:style-name="Standard">- idReferencia: entero, identificador del material servido en la linea.</text:p>
      <text:p text:style-name="Standard">- referencia: string, nombre de la referencia</text:p>
      <text:p text:style-name="Standard">- cantidadPedida: numerico, cantidad a servir para esa linea.</text:p>
      <text:p text:style-name="Standard">- cantidadServida: numerico, cantidad realmente servida para esa linea.</text:p>
      <text:p text:style-name="Standard">- fechaTransporte: date, fecha en la que se envio la expedicion.</text:p>
      <text:p text:style-name="Standard"/>
      <text:p text:style-name="Standard">Fichero ubicaciones_test.xlsx con datos de muestra del stock actual de cada material por ubicaciones en el almacen con las siguientes columnas con datos:</text:p>
      <text:p text:style-name="Standard">- Ubicación: string, nombre de la ubicación en el almacén.</text:p>
      <text:p text:style-name="Standard">- referencia: string, nombre de la referencia.</text:p>
      <text:p text:style-name="Standard">- HU: string, nombre del bulto que consolida el material en la ubicación.</text:p>
      <text:p text:style-name="Standard">- Piezas: numérico, cantidad del material en el HU y la ubicación.</text:p>
      <text:p text:style-name="Standard">- fecha: fecha de entrada del HU del material en el almacén.</text:p>
      <text:p text:style-name="Standard"/>
      <text:p text:style-name="Standard">Configuración del dashboard realizado con Dash:</text:p>
      <text:p text:style-name="Standard">- Filtros por mes y año para filtrar los datos de las expediciones<text:s/>(en caso de estar vacio serian todos los meses y años).</text:p>
      <text:p text:style-name="Standard">- filtro por cantidad de clientes a ser analizados en el dashboard cuando<text:s/>corresponda (datos y visualizaciones, de 1 hasta 8, por defecto 5).</text:p>
      <text:p text:style-name="Standard">- filtro por cantidad de referencias a ser analizados en el dashboard cuando corresponda (datos y visualizaciones, de 1 hasta 8, por defecto 5).</text:p>
      <text:p text:style-name="Standard">- Pestaña para análisis de nivel de servicio a los clientes en las expediciones para los hasta 8 primeros clientes ordenados por la mayor cantidad pedida en expediciones. Debe incluir gráficos de conteo de expediciones, cantidad pedida, servida y nivel de servicio (calculado como cantidad servida/cantidad pedida) con la media representada.</text:p>
      <text:p text:style-name="Standard">- Pestaña para análisis de la importancia de las referencias en las expediciones para los hasta 8 primeras referencias ordenados por la mayor cantidad pedida en expediciones. Debe incluir la serie temporal de la referencia en cuanto a la cantidad servida y una estimación del valor esperado de la demanda en el proximo mes de dicha referencia basado en los datos.</text:p>
      <text:p text:style-name="Standard">- Pestaña para análisis de la importancia de las referencias en las ubicaciones para los hasta 8 primeras referencias ordenados por la mayor cantidad piezas ubicadas. Debe incluir el tiempo medio de los HU de la referencia en almacén.</text:p>
      <text:p text:style-name="Standard"/>
      <text:p text:style-name="Standard">Aspectos a tener en cuenta:<text:line-break/>- Las funciones que sirvan los datos de entradas al dashboard deben de estar diseñadas y separadas bajo el enfoque que luego sirvan de herramientas (tools) a agentes de inteligencia artificial que serán incorporados como parte de la funcionalidad del dashboard.</text:p>
      <text:list text:style-name="LFO1" text:continue-numbering="true">
        <text:list-item>
          <text:p text:style-name="P2">Todo debe ser en<text:s/>inglés, incluido docstring, comentarios y los elementos del dashboard.</text:p>
        </text:list-item>
      </text:list>
      <text:p text:style-name="Standard"/>
      <text:p text:style-name="Standard">Arquitectura de agentes de Inteligencia artificial:<text:line-break/>Se crea 3 Agentes<text:s/>especializados<text:s/>con tools, uno por cada pestaña del dashboard<text:s/>(siendo las tools las funciones que sirven los gráficos y tablas del dashboard).<text:s/></text:p>
      <text:p text:style-name="Standard">Se instruyen como asistentes consultores especializados en cada aspecto de la gestión que se agrupa en cada pestaña del dashboard,<text:s/>de acuerdo a las funciones que<text:s/>se les brinda.<text:s/></text:p>
      <text:soft-page-break/>
      <text:p text:style-name="Standard">Luego<text:s/>se<text:s/>crea un agente orquestador que usa<text:s/>como tools a los agentes previamente creados.</text:p>
      <text:p text:style-name="Standard">Se le instruye que redireccione las consultas del usuario a alguno de los agentes especializados, y de ser necesario combine los resultados para ofrecer insights más complejos de acuerdo a la información brindada en el dashboard.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Jorge Israel Frómeta Moya</meta:initial-creator>
    <dc:creator>Jorge Israel Frómeta Moya</dc:creator>
    <meta:creation-date>2025-11-18T07:44:00Z</meta:creation-date>
    <dc:date>2025-11-19T15:57:00Z</dc:date>
    <meta:template xlink:href="Normal.dotm" xlink:type="simple"/>
    <meta:editing-cycles>4</meta:editing-cycles>
    <meta:editing-duration>PT600S</meta:editing-duration>
    <meta:document-statistic meta:page-count="2" meta:paragraph-count="7" meta:word-count="546" meta:character-count="3545" meta:row-count="25" meta:non-whitespace-character-count="3006"/>
  </office:meta>
</office:document-meta>
</file>